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78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padding="0.071cm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D_MUN</text:p>
          </table:table-cell>
          <table:table-cell table:style-name="ce1" office:value-type="string" calcext:value-type="string">
            <text:p>MUNICIPIO</text:p>
          </table:table-cell>
          <table:table-cell table:number-columns-repeated="102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bengibre</text:p>
          </table:table-cell>
          <table:table-cell table:number-columns-repeated="102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latoz</text:p>
          </table:table-cell>
          <table:table-cell table:number-columns-repeated="102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lbacete</text:p>
          </table:table-cell>
          <table:table-cell table:number-columns-repeated="102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lbatana</text:p>
          </table:table-cell>
          <table:table-cell table:number-columns-repeated="102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lborea</text:p>
          </table:table-cell>
          <table:table-cell table:number-columns-repeated="102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lcadozo</text:p>
          </table:table-cell>
          <table:table-cell table:number-columns-repeated="102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lcalá del Júcar</text:p>
          </table:table-cell>
          <table:table-cell table:number-columns-repeated="102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lcaraz</text:p>
          </table:table-cell>
          <table:table-cell table:number-columns-repeated="102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lmansa</text:p>
          </table:table-cell>
          <table:table-cell table:number-columns-repeated="102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lpera</text:p>
          </table:table-cell>
          <table:table-cell table:number-columns-repeated="102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yna</text:p>
          </table:table-cell>
          <table:table-cell table:number-columns-repeated="102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Balazote</text:p>
          </table:table-cell>
          <table:table-cell table:number-columns-repeated="102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Balsa de Ves</text:p>
          </table:table-cell>
          <table:table-cell table:number-columns-repeated="102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l Ballestero</text:p>
          </table:table-cell>
          <table:table-cell table:number-columns-repeated="102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Barrax</text:p>
          </table:table-cell>
          <table:table-cell table:number-columns-repeated="102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Bienservida</text:p>
          </table:table-cell>
          <table:table-cell table:number-columns-repeated="102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Bogarra</text:p>
          </table:table-cell>
          <table:table-cell table:number-columns-repeated="102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Bonete</text:p>
          </table:table-cell>
          <table:table-cell table:number-columns-repeated="102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El Bonillo</text:p>
          </table:table-cell>
          <table:table-cell table:number-columns-repeated="102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arcelen</text:p>
          </table:table-cell>
          <table:table-cell table:number-columns-repeated="102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Casas de Juan Núñez</text:p>
          </table:table-cell>
          <table:table-cell table:number-columns-repeated="102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Casas de Lázaro</text:p>
          </table:table-cell>
          <table:table-cell table:number-columns-repeated="102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Casas de Ves</text:p>
          </table:table-cell>
          <table:table-cell table:number-columns-repeated="102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asas Ibáñez</text:p>
          </table:table-cell>
          <table:table-cell table:number-columns-repeated="102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Caudete</text:p>
          </table:table-cell>
          <table:table-cell table:number-columns-repeated="102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Cenizate</text:p>
          </table:table-cell>
          <table:table-cell table:number-columns-repeated="102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Corral Rubio</text:p>
          </table:table-cell>
          <table:table-cell table:number-columns-repeated="102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Cotillas</text:p>
          </table:table-cell>
          <table:table-cell table:number-columns-repeated="102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Chinchilla del Monte Aragón</text:p>
          </table:table-cell>
          <table:table-cell table:number-columns-repeated="102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Elche de la sierra</text:p>
          </table:table-cell>
          <table:table-cell table:number-columns-repeated="102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Ferez</text:p>
          </table:table-cell>
          <table:table-cell table:number-columns-repeated="102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Fuensanta</text:p>
          </table:table-cell>
          <table:table-cell table:number-columns-repeated="102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Fuente-Alamo</text:p>
          </table:table-cell>
          <table:table-cell table:number-columns-repeated="102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Fuentealbilla</text:p>
          </table:table-cell>
          <table:table-cell table:number-columns-repeated="102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La gineta</text:p>
          </table:table-cell>
          <table:table-cell table:number-columns-repeated="102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Golosalvo</text:p>
          </table:table-cell>
          <table:table-cell table:number-columns-repeated="102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Hellín</text:p>
          </table:table-cell>
          <table:table-cell table:number-columns-repeated="102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La Herrera</text:p>
          </table:table-cell>
          <table:table-cell table:number-columns-repeated="1022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igueruela</text:p>
          </table:table-cell>
          <table:table-cell table:number-columns-repeated="1022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Hoya Gonzalo</text:p>
          </table:table-cell>
          <table:table-cell table:number-columns-repeated="102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Jorquera</text:p>
          </table:table-cell>
          <table:table-cell table:number-columns-repeated="102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Letur</text:p>
          </table:table-cell>
          <table:table-cell table:number-columns-repeated="1022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Lezuza</text:p>
          </table:table-cell>
          <table:table-cell table:number-columns-repeated="102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Lietor</text:p>
          </table:table-cell>
          <table:table-cell table:number-columns-repeated="102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Madrigueras</text:p>
          </table:table-cell>
          <table:table-cell table:number-columns-repeated="102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Mahora</text:p>
          </table:table-cell>
          <table:table-cell table:number-columns-repeated="1022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Masegoso</text:p>
          </table:table-cell>
          <table:table-cell table:number-columns-repeated="1022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Minaya</text:p>
          </table:table-cell>
          <table:table-cell table:number-columns-repeated="1022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Molinicos</text:p>
          </table:table-cell>
          <table:table-cell table:number-columns-repeated="102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Montalvos</text:p>
          </table:table-cell>
          <table:table-cell table:number-columns-repeated="1022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Montealegre del Castillo</text:p>
          </table:table-cell>
          <table:table-cell table:number-columns-repeated="1022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Motilleja</text:p>
          </table:table-cell>
          <table:table-cell table:number-columns-repeated="1022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Munera</text:p>
          </table:table-cell>
          <table:table-cell table:number-columns-repeated="102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Navas de Jorquera</text:p>
          </table:table-cell>
          <table:table-cell table:number-columns-repeated="1022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Nerpio</text:p>
          </table:table-cell>
          <table:table-cell table:number-columns-repeated="102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Ontur</text:p>
          </table:table-cell>
          <table:table-cell table:number-columns-repeated="1022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Ossa de Montiel</text:p>
          </table:table-cell>
          <table:table-cell table:number-columns-repeated="1022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Paterna del Madera</text:p>
          </table:table-cell>
          <table:table-cell table:number-columns-repeated="1022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Peñascosa</text:p>
          </table:table-cell>
          <table:table-cell table:number-columns-repeated="1022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Peñas de San Pedro</text:p>
          </table:table-cell>
          <table:table-cell table:number-columns-repeated="1022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Petrola</text:p>
          </table:table-cell>
          <table:table-cell table:number-columns-repeated="102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Povedilla</text:p>
          </table:table-cell>
          <table:table-cell table:number-columns-repeated="1022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Pozohondo</text:p>
          </table:table-cell>
          <table:table-cell table:number-columns-repeated="1022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Pozo Lorente</text:p>
          </table:table-cell>
          <table:table-cell table:number-columns-repeated="1022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Pozuelo</text:p>
          </table:table-cell>
          <table:table-cell table:number-columns-repeated="1022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La Recueja</text:p>
          </table:table-cell>
          <table:table-cell table:number-columns-repeated="1022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Riopar</text:p>
          </table:table-cell>
          <table:table-cell table:number-columns-repeated="1022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El Robledo</text:p>
          </table:table-cell>
          <table:table-cell table:number-columns-repeated="1022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La Roda</text:p>
          </table:table-cell>
          <table:table-cell table:number-columns-repeated="1022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alobre</text:p>
          </table:table-cell>
          <table:table-cell table:number-columns-repeated="1022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San Pedro</text:p>
          </table:table-cell>
          <table:table-cell table:number-columns-repeated="1022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Socovos</text:p>
          </table:table-cell>
          <table:table-cell table:number-columns-repeated="1022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Tarazona de la Mancha</text:p>
          </table:table-cell>
          <table:table-cell table:number-columns-repeated="1022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Tobarra</text:p>
          </table:table-cell>
          <table:table-cell table:number-columns-repeated="1022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Valdeganga</text:p>
          </table:table-cell>
          <table:table-cell table:number-columns-repeated="1022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Vianos</text:p>
          </table:table-cell>
          <table:table-cell table:number-columns-repeated="1022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Villa de Ves</text:p>
          </table:table-cell>
          <table:table-cell table:number-columns-repeated="1022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Villalgordo del Júcar</text:p>
          </table:table-cell>
          <table:table-cell table:number-columns-repeated="102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Villamalea</text:p>
          </table:table-cell>
          <table:table-cell table:number-columns-repeated="1022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Villapalacios</text:p>
          </table:table-cell>
          <table:table-cell table:number-columns-repeated="1022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Villarrobledo</text:p>
          </table:table-cell>
          <table:table-cell table:number-columns-repeated="1022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Villatoya</text:p>
          </table:table-cell>
          <table:table-cell table:number-columns-repeated="1022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Villavaliente</text:p>
          </table:table-cell>
          <table:table-cell table:number-columns-repeated="1022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Villaverde de Guadalimar</text:p>
          </table:table-cell>
          <table:table-cell table:number-columns-repeated="1022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Viveros</text:p>
          </table:table-cell>
          <table:table-cell table:number-columns-repeated="1022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Yeste</text:p>
          </table:table-cell>
          <table:table-cell table:number-columns-repeated="1022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Pozocañada</text:p>
          </table:table-cell>
          <table:table-cell table:number-columns-repeated="1022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N</meta:initial-creator>
    <meta:creation-date>2010-08-02T12:49:53</meta:creation-date>
    <dc:creator>victor </dc:creator>
    <dc:date>2014-12-13T16:21:53.540128259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76" meta:object-count="0"/>
  </office:meta>
</office:document-meta>
</file>